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81.84pt"/>
    </style:style>
    <style:style style:name="co2" style:family="table-column">
      <style:table-column-properties fo:break-before="auto" style:column-width="79.34pt"/>
    </style:style>
    <style:style style:name="co3" style:family="table-column">
      <style:table-column-properties fo:break-before="auto" style:column-width="61.65pt"/>
    </style:style>
    <style:style style:name="co4" style:family="table-column">
      <style:table-column-properties fo:break-before="auto" style:column-width="75.29pt"/>
    </style:style>
    <style:style style:name="co5" style:family="table-column">
      <style:table-column-properties fo:break-before="auto" style:column-width="80.84pt"/>
    </style:style>
    <style:style style:name="co6" style:family="table-column">
      <style:table-column-properties fo:break-before="auto" style:column-width="58.65pt"/>
    </style:style>
    <style:style style:name="co7" style:family="table-column">
      <style:table-column-properties fo:break-before="auto" style:column-width="63.69pt"/>
    </style:style>
    <style:style style:name="co8" style:family="table-column">
      <style:table-column-properties fo:break-before="auto" style:column-width="76.65pt"/>
    </style:style>
    <style:style style:name="co9" style:family="table-column">
      <style:table-column-properties fo:break-before="auto" style:column-width="55.11pt"/>
    </style:style>
    <style:style style:name="co10" style:family="table-column">
      <style:table-column-properties fo:break-before="auto" style:column-width="56.1pt"/>
    </style:style>
    <style:style style:name="co11" style:family="table-column">
      <style:table-column-properties fo:break-before="auto" style:column-width="78.86pt"/>
    </style:style>
    <style:style style:name="co12" style:family="table-column">
      <style:table-column-properties fo:break-before="auto" style:column-width="59.64pt"/>
    </style:style>
    <style:style style:name="co13" style:family="table-column">
      <style:table-column-properties fo:break-before="auto" style:column-width="116.7pt"/>
    </style:style>
    <style:style style:name="co14" style:family="table-column">
      <style:table-column-properties fo:break-before="auto" style:column-width="68.74pt"/>
    </style:style>
    <style:style style:name="co15" style:family="table-column">
      <style:table-column-properties fo:break-before="auto" style:column-width="36.45pt"/>
    </style:style>
    <style:style style:name="co16" style:family="table-column">
      <style:table-column-properties fo:break-before="auto" style:column-width="76.79pt"/>
    </style:style>
    <style:style style:name="co17" style:family="table-column">
      <style:table-column-properties fo:break-before="auto" style:column-width="27.35pt"/>
    </style:style>
    <style:style style:name="co18" style:family="table-column">
      <style:table-column-properties fo:break-before="auto" style:column-width="55.59pt"/>
    </style:style>
    <style:style style:name="co19" style:family="table-column">
      <style:table-column-properties fo:break-before="auto" style:column-width="35.89pt"/>
    </style:style>
    <style:style style:name="co20" style:family="table-column">
      <style:table-column-properties fo:break-before="auto" style:column-width="29.34pt"/>
    </style:style>
    <style:style style:name="co21" style:family="table-column">
      <style:table-column-properties fo:break-before="auto" style:column-width="21.8pt"/>
    </style:style>
    <style:style style:name="co22" style:family="table-column">
      <style:table-column-properties fo:break-before="auto" style:column-width="38.95pt"/>
    </style:style>
    <style:style style:name="co23" style:family="table-column">
      <style:table-column-properties fo:break-before="auto" style:column-width="45.01pt"/>
    </style:style>
    <style:style style:name="co24" style:family="table-column">
      <style:table-column-properties fo:break-before="auto" style:column-width="42.01pt"/>
    </style:style>
    <style:style style:name="co25" style:family="table-column">
      <style:table-column-properties fo:break-before="auto" style:column-width="62.7pt"/>
    </style:style>
    <style:style style:name="co26" style:family="table-column">
      <style:table-column-properties fo:break-before="auto" style:column-width="37.96pt"/>
    </style:style>
    <style:style style:name="co27" style:family="table-column">
      <style:table-column-properties fo:break-before="auto" style:column-width="54.11pt"/>
    </style:style>
    <style:style style:name="co2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nspell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(compre-hends)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(en-dowed)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banndoning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bridgment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ccomphsh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ccomphshment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coount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ham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hns-roun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imsfoo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iul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lltogeth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ṃ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ºga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ppear-anc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ppeara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pphcatio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ppprov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pproaeh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raos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rousinga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s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ssaihng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vett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ackshding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arbles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ecau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ecoe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ecoming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ehavio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eheving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elöw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enefecto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er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esprent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kabbo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lamabl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loody-liand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ojjhanga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om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ondles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ouddhiqu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oum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our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our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ourn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ous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ouyaney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owi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rah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rah- [369] man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reak- [49] ing 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reth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rha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right-nes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rilhant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akkhuppādā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aravs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artwright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artwright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aU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conduct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laarifi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lement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linging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losc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nc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gnisabl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gnisahl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gnis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gniz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llyrium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lo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mmander-in-ehief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mmender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mpassionnat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mpassionnat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mpletely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mpre- [61] hends 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mprehendsa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n-sciousnes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ncentrationy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ncomitant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ndiition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nditiona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neh-shell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nformably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nfuct</text:p>
          </table:table-cell>
          <table:table-cell table:number-columns-repeated="6"/>
          <table:table-cell office:value-type="string" calcext:value-type="string">
            <text:p>compre-</text:p>
          </table:table-cell>
          <table:table-cell office:value-type="string" calcext:value-type="string">
            <text:p>[61]</text:p>
          </table:table-cell>
          <table:table-cell office:value-type="string" calcext:value-type="string">
            <text:p>hends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stopping</text:p>
          </table:table-cell>
          <table:table-cell office:value-type="string" calcext:value-type="string">
            <text:p>thus</text:p>
          </table:table-cell>
          <table:table-cell/>
          <table:table-cell office:value-type="string" calcext:value-type="string">
            <text:p>comprehends</text:p>
          </table:table-cell>
          <table:table-cell office:value-type="string" calcext:value-type="string">
            <text:p>the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concentra-</text:p>
          </table:table-cell>
          <table:table-cell office:value-type="string" calcext:value-type="string">
            <text:p>[114]</text:p>
          </table:table-cell>
          <table:table-cell office:value-type="string" calcext:value-type="string">
            <text:p>tion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ncctio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nneCt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nnsciousnes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nnsciousnes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nntempt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nscioueness-inform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nscious-nes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nsciousne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nseuent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nsoiousnes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nstructc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ohesio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rredt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unseling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ursa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vetis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vetting</text:p>
          </table:table-cell>
          <table:table-cell table:number-columns-repeated="12"/>
          <table:table-cell office:value-type="string" calcext:value-type="string">
            <text:p>conscioueness-informed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reat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roaching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rore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ebt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ebtles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ebtlessnes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ehght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ehveranc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ehverance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elght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em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esi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esi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esructio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esstroy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estruciio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etachmcnt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ham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iamat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iapleaa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iatanc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isappearsnc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isciph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isciplehoo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isconte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iscoura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iscous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isintegratioo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isoours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ispai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itcher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ittcher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oea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oesth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ompt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osam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osam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ow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ow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welhng-plae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windhng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y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yin...ight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ankerles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arh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aseful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attle-butch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ffecteda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ffet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itght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ntere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ntranc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ommander-in-chief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onch-shell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qanimity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quip- [395] ment 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stabHsh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stabhsh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temalist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ternalism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ternalist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ternalist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tesa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xceUent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xcllent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xeeUent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xercisc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xistanc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xistant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xperiiencc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xperiienc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xperiienc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xperiience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xplain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xtensity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xxperienc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fá¹�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favor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feehng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feeilng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feeliing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fello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felloe'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feU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ficient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fietch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fiowing-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fire-stiek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foÃ¼owing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fodd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fohag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foliow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Foohsh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foohsh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frauding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friendHnes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frondosa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fuÃ¼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fulnes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fuUy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geld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grcat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Ã¼ndr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appine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armlessne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armming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aving'approach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e com- [109] prehend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eav'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ecaus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end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end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ereo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espok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ght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ia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iggling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imst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imst:llf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imst:llf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indranoo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k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mb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omeiessnes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omeleas-nes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omeless- [134] nes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omeless-nes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orrificatio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orripilatio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ref="#fn10"&gt;1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ste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ttl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v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ve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ving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iaÄ«nam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ight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ihtuitiv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immeasurab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immergenc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Imperisliabl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imposaibl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imposthum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imposthume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inch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inchne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incomposit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innform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inolude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insig- [41] nificant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instabl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insubstantiahty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intelhgent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intemal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inter- [215] nally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intereat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interupt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INTH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into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ISCOURS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jhāma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jhana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jhana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jhana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kammaṁ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kasina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knowleg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knowwledg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knowwledge-and-visio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laftter'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lay-diseipl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layfoUowera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leearner'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liahl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life-prineipl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light-manifestaiio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livelioo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loating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maerial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manmsānaṁ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marvelou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meditat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ment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mesentary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mesentery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middday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mignt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mind-and-matterial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mindfuines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mindfullnes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mm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muita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naking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neithcr-perccption-nor-non-perceptio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neither-percep-tion-nor-non-pereeptio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neither-perception-nor-non-pereeptio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neither-perception-nor-not-pereeptio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neither-perception-rior-non-perceptio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neither-pereeeption-nor-non-perceptio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neither-pereeption-nor-non-perceptio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nibbāaṁ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nibbānam</text:p>
          </table:table-cell>
          <table:table-cell office:value-type="string" calcext:value-type="string">
            <text:p><text:span text:style-name="T1">nibbāna</text:span>ṁ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ihihst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nilckhitto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nouish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nuckle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objeot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occur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occurr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offens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ofself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once-retum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once-retumer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once-retuming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onging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oonsoiousness-inform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overrlor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ainnful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errceptio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erservering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ingo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leasaunc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leasur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lowing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ohsh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ondens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osssibl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owerexperienc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ractic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raḌahya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ragraph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rocced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sycho-physicahty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sycho-physieahty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syeho-physicahty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syeho-physieality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quahtie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qualifing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quenchednes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quenehednes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quesion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questo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atur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ally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eaHs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eahs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eahsing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easonab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ecluseship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eferene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ehgiou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ejoiced m what</text:p>
          </table:table-cell>
          <table:table-cell office:value-type="string" calcext:value-type="string">
            <text:p>rejoiced im what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repressionist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equisit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everaenc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everene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everenoe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everf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everren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u1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umo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aid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aṁdhi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aṁsara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anaºkumāra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aºgati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aºgati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arabhaºga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atipatthana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atis-factio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avor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avoring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avouring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ayOn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Ä�1ayo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c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ecnrity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ecutity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el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elf-awakenc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elf-mortificationb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elfawakening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elfresolut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elftormento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ense-pleasnre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ense-plesure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enseá¸¤fiel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enseá¸¤pleasure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enseá¹�pleasure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ensee-pleasure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enual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havehng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hol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hown to bu perfect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hpe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ignficant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mihng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n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noul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oh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ohtary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omc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omeething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omo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oouth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pak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pcak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pecch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peeeh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pritual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riv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tabihty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tale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tatc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tretchc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trivera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tumbhng-block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tumbhng-block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urrgeo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ynovic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b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c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eacb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eachimg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Ṭggivessana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h¢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heLord'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heoth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heSakyan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hfl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hfl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hg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hg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hinga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hinga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hirty-twc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ho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i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li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lii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mesi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Ṭnuttaro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oknowledg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ooI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ouch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ranqillis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ranquilhs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ranquiliz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ranquillisc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ravelhng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riith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robl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urbulanc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uf</text:p>
          </table:table-cell>
          <table:table-cell table:number-columns-repeated="11"/>
          <table:table-cell office:value-type="string" calcext:value-type="string">
            <text:p>kulapvltu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in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unariya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unaryia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underrgo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unintelhgent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unmetrieal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unnchastity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unsulh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upwrong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vearn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veiy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vernabl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vetoh-soup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vicara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vihara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Washe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washe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wbo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whiohev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whoEy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wiil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wisesprea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wisesprea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WOFOL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worid-system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wou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ws</text:p>
          </table:table-cell>
          <table:table-cell table:number-columns-repeated="28"/>
        </table:table-row>
      </table:table>
      <table:named-expressions/>
      <table:database-ranges>
        <table:database-range table:name="__Anonymous_Sheet_DB__0" table:target-range-address="mnspelling.A1:mnspelling.D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2">00/00/0000</text:date>, <text:time style:data-style-name="N2" text:time-value="20:06:42.7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22T20:10:22.136000000</dc:date>
    <meta:editing-duration>PT14M44S</meta:editing-duration>
    <meta:editing-cycles>4</meta:editing-cycles>
    <meta:generator>LibreOffice/6.2.5.2$Windows_X86_64 LibreOffice_project/1ec314fa52f458adc18c4f025c545a4e8b22c159</meta:generator>
    <meta:document-statistic meta:table-count="1" meta:cell-count="503" meta:object-count="0"/>
  </office:meta>
</office:document-meta>
</file>